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0.668cm" fo:min-width="7.149cm"/>
    </style:style>
    <style:style style:name="gr2" style:family="graphic" style:parent-style-name="standard">
      <style:graphic-properties svg:stroke-color="#071136" draw:fill-color="#ebf5f6" draw:textarea-horizontal-align="justify" draw:textarea-vertical-align="middle" draw:auto-grow-height="false" fo:min-height="4.704cm" fo:min-width="11.74cm"/>
    </style:style>
    <style:style style:name="gr3" style:family="graphic" style:parent-style-name="standard">
      <style:graphic-properties draw:fill-color="#faa61a" draw:textarea-horizontal-align="justify" draw:textarea-vertical-align="middle" draw:auto-grow-height="false" fo:min-height="0.893cm" fo:min-width="4.707cm"/>
    </style:style>
    <style:style style:name="gr4" style:family="graphic" style:parent-style-name="Default_5f_3">
      <style:graphic-properties draw:fill-color="#dddddd" draw:textarea-horizontal-align="justify" draw:textarea-vertical-align="middle" draw:auto-grow-height="false" fo:min-height="0.668cm" fo:min-width="7.149cm"/>
    </style:style>
    <style:style style:name="gr5" style:family="graphic" style:parent-style-name="Default_5f_3">
      <style:graphic-properties svg:stroke-color="#071136" draw:fill-color="#ebf5f6" draw:textarea-horizontal-align="justify" draw:textarea-vertical-align="middle" draw:auto-grow-height="false" fo:min-height="3.18cm" fo:min-width="11.74cm"/>
    </style:style>
    <style:style style:name="gr6" style:family="graphic" style:parent-style-name="Default_5f_3">
      <style:graphic-properties draw:fill-color="#faa61a" draw:textarea-horizontal-align="justify" draw:textarea-vertical-align="middle" draw:auto-grow-height="false" fo:min-height="0.893cm" fo:min-width="4.707cm"/>
    </style:style>
    <style:style style:name="gr7" style:family="graphic" style:parent-style-name="Default_5f_1">
      <style:graphic-properties svg:stroke-color="#071136" draw:fill-color="#ebf5f6" draw:textarea-horizontal-align="justify" draw:textarea-vertical-align="middle" draw:auto-grow-height="false" fo:min-height="3.561cm" fo:min-width="11.74cm"/>
    </style:style>
    <style:style style:name="gr8" style:family="graphic" style:parent-style-name="Default_5f_1">
      <style:graphic-properties draw:fill-color="#faa61a" draw:textarea-horizontal-align="justify" draw:textarea-vertical-align="middle" draw:auto-grow-height="false" fo:min-height="0.893cm" fo:min-width="4.707cm"/>
    </style:style>
    <style:style style:name="gr9" style:family="graphic" style:parent-style-name="Default_5f_1">
      <style:graphic-properties svg:stroke-color="#071136" draw:fill-color="#ebf5f6" draw:textarea-horizontal-align="justify" draw:textarea-vertical-align="middle" draw:auto-grow-height="false" fo:min-height="4.831cm" fo:min-width="11.74cm"/>
    </style:style>
    <style:style style:name="gr10" style:family="graphic" style:parent-style-name="Default_5f_1">
      <style:graphic-properties draw:fill-color="#dddddd" draw:textarea-horizontal-align="justify" draw:textarea-vertical-align="middle" draw:auto-grow-height="false" fo:min-height="0.668cm" fo:min-width="7.149cm"/>
    </style:style>
    <style:style style:name="gr11" style:family="graphic" style:parent-style-name="Default_5f_1">
      <style:graphic-properties svg:stroke-color="#071136" draw:fill-color="#ebf5f6" draw:textarea-horizontal-align="justify" draw:textarea-vertical-align="middle" draw:auto-grow-height="false" fo:min-height="4.069cm" fo:min-width="11.74cm"/>
    </style:style>
    <style:style style:name="gr12" style:family="graphic" style:parent-style-name="standard">
      <style:graphic-properties svg:stroke-color="#071136" draw:fill-color="#ebf5f6" draw:textarea-horizontal-align="justify" draw:textarea-vertical-align="middle" draw:auto-grow-height="false" fo:min-height="2.672cm" fo:min-width="8.048cm"/>
    </style:style>
    <style:style style:name="gr13" style:family="graphic" style:parent-style-name="standard">
      <style:graphic-properties svg:stroke-color="#071136" draw:fill-color="#ebf5f6" draw:textarea-horizontal-align="justify" draw:textarea-vertical-align="middle" draw:auto-grow-height="false" fo:min-height="3.688cm" fo:min-width="11.35cm"/>
    </style:style>
    <style:style style:name="gr14" style:family="graphic" style:parent-style-name="standard">
      <style:graphic-properties draw:fill-color="#ff8bcd" draw:textarea-horizontal-align="justify" draw:textarea-vertical-align="middle" draw:auto-grow-height="false" fo:min-height="0.893cm" fo:min-width="4.707cm"/>
    </style:style>
    <style:style style:name="gr15" style:family="graphic" style:parent-style-name="standard">
      <style:graphic-properties svg:stroke-color="#071136" draw:fill-color="#ebf5f6" draw:textarea-horizontal-align="justify" draw:textarea-vertical-align="middle" draw:auto-grow-height="false" fo:min-height="2.799cm" fo:min-width="13.997cm"/>
    </style:style>
    <style:style style:name="gr16" style:family="graphic" style:parent-style-name="standard">
      <style:graphic-properties svg:stroke-color="#071136" draw:fill-color="#ebf5f6" draw:textarea-horizontal-align="justify" draw:textarea-vertical-align="middle" draw:auto-grow-height="false" fo:min-height="6.228cm" fo:min-width="11.35cm"/>
    </style:style>
    <style:style style:name="gr17" style:family="graphic" style:parent-style-name="standard">
      <style:graphic-properties svg:stroke-color="#071136" draw:fill-color="#ebf5f6" draw:textarea-horizontal-align="justify" draw:textarea-vertical-align="middle" draw:auto-grow-height="false" fo:min-height="2.164cm" fo:min-width="11.35cm"/>
    </style:style>
    <style:style style:name="gr18" style:family="graphic" style:parent-style-name="standard">
      <style:graphic-properties draw:fill-color="#87d1d1" draw:textarea-horizontal-align="justify" draw:textarea-vertical-align="middle" draw:auto-grow-height="false" fo:min-height="0.893cm" fo:min-width="4.707cm"/>
    </style:style>
    <style:style style:name="gr19" style:family="graphic" style:parent-style-name="standard">
      <style:graphic-properties svg:stroke-color="#071136" draw:fill-color="#ebf5f6" draw:textarea-horizontal-align="justify" draw:textarea-vertical-align="middle" draw:auto-grow-height="false" fo:min-height="1.751cm" fo:min-width="11.35cm"/>
    </style:style>
    <style:style style:name="gr20" style:family="graphic" style:parent-style-name="standard">
      <style:graphic-properties svg:stroke-color="#071136" draw:fill-color="#ebf5f6" draw:textarea-horizontal-align="justify" draw:textarea-vertical-align="middle" draw:auto-grow-height="false" fo:min-height="1.783cm" fo:min-width="11.35cm"/>
    </style:style>
    <style:style style:name="gr21" style:family="graphic" style:parent-style-name="standard">
      <style:graphic-properties draw:fill-color="#59c5c7" draw:textarea-horizontal-align="justify" draw:textarea-vertical-align="middle" draw:auto-grow-height="false" fo:min-height="0.893cm" fo:min-width="4.707cm"/>
    </style:style>
    <style:style style:name="gr22" style:family="graphic" style:parent-style-name="standard">
      <style:graphic-properties svg:stroke-color="#071136" draw:fill-color="#ebf5f6" draw:textarea-horizontal-align="justify" draw:textarea-vertical-align="middle" draw:auto-grow-height="false" fo:min-height="2.926cm" fo:min-width="13.779cm"/>
    </style:style>
    <style:style style:name="gr23" style:family="graphic" style:parent-style-name="standard" style:list-style-name="L1">
      <style:graphic-properties draw:stroke="solid" svg:stroke-width="0cm" svg:stroke-color="#071136" draw:marker-start="" draw:marker-start-width="0.2cm" draw:marker-start-center="false" draw:marker-end="" draw:marker-end-width="0.2cm" draw:marker-end-center="false" draw:fill="solid" draw:fill-color="#ebf5f6" draw:textarea-horizontal-align="justify" draw:textarea-vertical-align="middle" draw:auto-grow-height="false" fo:min-height="2.926cm" fo:min-width="13.779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59c5c7" draw:textarea-horizontal-align="justify" draw:textarea-vertical-align="middle" draw:auto-grow-height="false" fo:min-height="0.893cm" fo:min-width="4.707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071136" draw:marker-start="" draw:marker-start-width="0.2cm" draw:marker-start-center="false" draw:marker-end="" draw:marker-end-width="0.2cm" draw:marker-end-center="false" draw:fill="solid" draw:fill-color="#ebf5f6" draw:textarea-horizontal-align="justify" draw:textarea-vertical-align="middle" draw:auto-grow-height="false" fo:min-height="2.926cm" fo:min-width="13.779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59c5c7" draw:textarea-horizontal-align="justify" draw:textarea-vertical-align="middle" draw:auto-grow-height="false" fo:min-height="0.893cm" fo:min-width="4.707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Default_5f_2">
      <style:graphic-properties svg:stroke-color="#071136" draw:fill-color="#ebf5f6" draw:textarea-horizontal-align="justify" draw:textarea-vertical-align="middle" draw:auto-grow-height="false" fo:min-height="2.672cm" fo:min-width="11.35cm"/>
    </style:style>
    <style:style style:name="gr28" style:family="graphic" style:parent-style-name="Default_5f_2">
      <style:graphic-properties draw:fill-color="#59c5c7" draw:textarea-horizontal-align="justify" draw:textarea-vertical-align="middle" draw:auto-grow-height="false" fo:min-height="0.893cm" fo:min-width="6.582cm"/>
    </style:style>
    <style:style style:name="gr29" style:family="graphic" style:parent-style-name="Default_5f_2">
      <style:graphic-properties draw:fill-color="#dddddd" draw:textarea-horizontal-align="justify" draw:textarea-vertical-align="middle" draw:auto-grow-height="false" fo:min-height="0.668cm" fo:min-width="7.149cm"/>
    </style:style>
    <style:style style:name="gr30" style:family="graphic" style:parent-style-name="Default_5f_2">
      <style:graphic-properties svg:stroke-color="#071136" draw:fill-color="#ebf5f6" draw:textarea-horizontal-align="justify" draw:textarea-vertical-align="middle" draw:auto-grow-height="false" fo:min-height="3.502cm" fo:min-width="11.35cm"/>
    </style:style>
    <style:style style:name="gr31" style:family="graphic" style:parent-style-name="Default_5f_2">
      <style:graphic-properties draw:fill-color="#59c5c7" draw:textarea-horizontal-align="justify" draw:textarea-vertical-align="middle" draw:auto-grow-height="false" fo:min-height="0.893cm" fo:min-width="6.709cm"/>
    </style:style>
    <style:style style:name="gr32" style:family="graphic" style:parent-style-name="Default_5f_2">
      <style:graphic-properties svg:stroke-color="#071136" draw:fill-color="#ebf5f6" draw:textarea-horizontal-align="justify" draw:textarea-vertical-align="middle" draw:auto-grow-height="false" fo:min-height="1.724cm" fo:min-width="11.35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ebf5f6"/>
      <style:paragraph-properties fo:text-align="start"/>
      <style:text-properties fo:font-size="12pt"/>
    </style:style>
    <style:style style:name="P5" style:family="paragraph">
      <loext:graphic-properties draw:fill-color="#faa61a"/>
      <style:paragraph-properties fo:text-align="center"/>
      <style:text-properties fo:font-size="13pt" fo:font-weight="bold"/>
    </style:style>
    <style:style style:name="P6" style:family="paragraph">
      <loext:graphic-properties draw:fill-color="#ff8bcd"/>
      <style:paragraph-properties fo:text-align="center"/>
      <style:text-properties fo:font-size="13pt" fo:font-weight="bold"/>
    </style:style>
    <style:style style:name="P7" style:family="paragraph">
      <style:paragraph-properties fo:text-align="start"/>
      <style:text-properties fo:font-size="12pt"/>
    </style:style>
    <style:style style:name="P8" style:family="paragraph">
      <loext:graphic-properties draw:fill-color="#87d1d1"/>
      <style:paragraph-properties fo:text-align="center"/>
      <style:text-properties fo:font-size="13pt" fo:font-weight="bold"/>
    </style:style>
    <style:style style:name="P9" style:family="paragraph">
      <loext:graphic-properties draw:fill-color="#59c5c7"/>
      <style:paragraph-properties fo:text-align="center"/>
      <style:text-properties fo:font-size="13pt" fo:font-weight="bold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solid" draw:fill-color="#ebf5f6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solid" draw:fill-color="#59c5c7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3pt" fo:font-weight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747cm" svg:height="1.016cm" svg:x="1.254cm" svg:y="1.382cm">
          <text:p text:style-name="P1">User Clas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6.002cm" svg:height="4.953cm" svg:x="1.508cm" svg:y="4.556cm">
          <text:p text:style-name="P3"><text:span text:style-name="T1">Id = 0</text:span></text:p>
          <text:p text:style-name="P3"><text:span text:style-name="T1">Name = “”</text:span></text:p>
          <text:p text:style-name="P3"><text:span text:style-name="T2">Groups = [GroupMeta(), </text:span><text:span text:style-name="T1">GroupMeta()]</text:span></text:p>
          <text:p text:style-name="P3"><text:span text:style-name="T1">GroupNameOveride = “Group”</text:span></text:p>
          <text:p text:style-name="P3"><text:span text:style-name="T1">About = “”</text:span></text:p>
          <text:p text:style-name="P3"><text:span text:style-name="T1">Email = “”</text:span></text:p>
          <text:p text:style-name="P3"><text:span text:style-name="T1">Signature = “”</text:span></text:p>
          <text:p text:style-name="P3"><text:span text:style-name="T1">Website = “”</text:span></text:p>
          <text:p text:style-name="P3"><text:span text:style-name="T1">Description = “”</text:span></text:p>
          <text:p text:style-name="P3"><text:span text:style-name="T1">Icon = “”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5" draw:layer="layout" svg:width="5.207cm" svg:height="1.143cm" svg:x="1.508cm" svg:y="3.413cm">
          <text:p text:style-name="P1"><text:span text:style-name="T3">User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4" draw:text-style-name="P2" draw:layer="layout" svg:width="7.747cm" svg:height="1.016cm" svg:x="1.254cm" svg:y="1.382cm">
          <text:p text:style-name="P1">Memory Clas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6.002cm" svg:height="3.429cm" svg:x="1.508cm" svg:y="4.556cm">
          <text:p text:style-name="P3"><text:span text:style-name="T1">User = User()</text:span></text:p>
          <text:p text:style-name="P3"><text:span text:style-name="T1">LoggedIn = 0</text:span></text:p>
          <text:p text:style-name="P3"><text:span text:style-name="T2">CurrentGroup = GroupMeta()</text:span></text:p>
          <text:p text:style-name="P3"><text:span text:style-name="T1">CurrentClient = ClientMeta()</text:span></text:p>
          <text:p text:style-name="P3"><text:span text:style-name="T1">CurrentProject = ProjectMeta()</text:span></text:p>
          <text:p text:style-name="P3"><text:span text:style-name="T1">LastOpenedFilePath = “”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5" draw:layer="layout" svg:width="5.207cm" svg:height="1.143cm" svg:x="1.508cm" svg:y="3.413cm">
          <text:p text:style-name="P1"><text:span text:style-name="T3">UserMemory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7" draw:text-style-name="P4" draw:layer="layout" svg:width="16.002cm" svg:height="3.81cm" svg:x="1.889cm" svg:y="14.335cm">
          <text:p text:style-name="P3"><text:span text:style-name="T1">Id = 0</text:span></text:p>
          <text:p text:style-name="P3"><text:span text:style-name="T1">ClientName = “”</text:span></text:p>
          <text:p text:style-name="P3"><text:span text:style-name="T1">Projects = [ProjectMeta(), ProjectMeta()]</text:span></text:p>
          <text:p text:style-name="P3"><text:span text:style-name="T2">Groups = [GroupMeta(),</text:span><text:span text:style-name="T1">GroupMeta()]</text:span></text:p>
          <text:p text:style-name="P3"><text:span text:style-name="T1">Description = “”</text:span></text:p>
          <text:p text:style-name="P3"><text:span text:style-name="T1">Contacts = []</text:span></text:p>
          <text:p text:style-name="P3"><text:span text:style-name="T1">Website = “”</text:span></text:p>
          <text:p text:style-name="P3"><text:span text:style-name="T1">Icon = “”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" draw:text-style-name="P5" draw:layer="layout" svg:width="5.207cm" svg:height="1.143cm" svg:x="1.889cm" svg:y="13.192cm">
          <text:p text:style-name="P1"><text:span text:style-name="T3">ClientMeta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6.002cm" svg:height="5.08cm" svg:x="1.889cm" svg:y="19.796cm">
          <text:p text:style-name="P3"><text:span text:style-name="T1">Id = 0</text:span></text:p>
          <text:p text:style-name="P3"><text:span text:style-name="T1">Client = ClientMeta()</text:span></text:p>
          <text:p text:style-name="P3"><text:span text:style-name="T1">ProjectName = ""</text:span></text:p>
          <text:p text:style-name="P3"><text:span text:style-name="T1">Description = “”</text:span></text:p>
          <text:p text:style-name="P3"><text:span text:style-name="T1">ProjectType = {Edit, VFX, MotionGraphics, Web, Design, Test}</text:span></text:p>
          <text:p text:style-name="P3"><text:span text:style-name="T2">Scenes = [Scene(),Scene(),</text:span><text:span text:style-name="T1">Scene()]</text:span></text:p>
          <text:p text:style-name="P3"><text:span text:style-name="T2">PreviewExports = [PreviewExport(), PreviewExport()</text:span><text:span text:style-name="T1">]</text:span></text:p>
          <text:p text:style-name="P3"><text:span text:style-name="T2">FinalExports = [FinalExports(), FinalExports()</text:span><text:span text:style-name="T1">]</text:span></text:p>
          <text:p text:style-name="P3"><text:span text:style-name="T1">Delivery = Delivery()</text:span></text:p>
          <text:p text:style-name="P3"><text:span text:style-name="T1"/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" draw:text-style-name="P5" draw:layer="layout" svg:width="5.207cm" svg:height="1.143cm" svg:x="1.889cm" svg:y="18.653cm">
          <text:p text:style-name="P1"><text:span text:style-name="T3">ProjectMeta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7.747cm" svg:height="1.016cm" svg:x="1.254cm" svg:y="1.382cm">
          <text:p text:style-name="P1">Client &amp; Project Clas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16.002cm" svg:height="4.318cm" svg:x="1.508cm" svg:y="4.556cm">
          <text:p text:style-name="P3"><text:span text:style-name="T1">Id = 0</text:span></text:p>
          <text:p text:style-name="P3"><text:span text:style-name="T1">Name = “”</text:span></text:p>
          <text:p text:style-name="P3"><text:span text:style-name="T1">Clients = [ClientsMeta(), ClientsMeta()]</text:span></text:p>
          <text:p text:style-name="P3"><text:span text:style-name="T1">Users = [User(), User()]</text:span></text:p>
          <text:p text:style-name="P3"><text:span text:style-name="T1">Description = “”</text:span></text:p>
          <text:p text:style-name="P3"><text:span text:style-name="T1">Icon = “”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" draw:text-style-name="P5" draw:layer="layout" svg:width="5.207cm" svg:height="1.143cm" svg:x="1.508cm" svg:y="3.413cm">
          <text:p text:style-name="P1"><text:span text:style-name="T3">GroupMeta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2" draw:text-style-name="P4" draw:layer="layout" svg:width="11.176cm" svg:height="2.921cm" svg:x="2.016cm" svg:y="10.271cm">
          <text:p text:style-name="P3"><text:span text:style-name="T1">Blender</text:span></text:p>
          <text:p text:style-name="P3"><text:span text:style-name="T1">Houdini</text:span></text:p>
          <text:p text:style-name="P3"><text:span text:style-name="T1">Cinema4D</text:span></text:p>
          <text:p text:style-name="P3"><text:span text:style-name="T1">Maya</text:span></text:p>
          <text:p text:style-name="P3"><text:span text:style-name="T1">3DsMax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5" draw:layer="layout" svg:width="5.207cm" svg:height="1.143cm" svg:x="2.016cm" svg:y="9.128cm">
          <text:p text:style-name="P1"><text:span text:style-name="T3">Software Packages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5.494cm" svg:height="3.937cm" svg:x="2.016cm" svg:y="14.843cm">
          <text:p text:style-name="P3"><text:span text:style-name="T1">Project = ProjectMeta()</text:span></text:p>
          <text:p text:style-name="P3"><text:span text:style-name="T1">SceneID=Scene00</text:span></text:p>
          <text:p text:style-name="P3"><text:span text:style-name="T1">Version=01</text:span></text:p>
          <text:p text:style-name="P3"><text:span text:style-name="T1">SoftwarePackage = Blender</text:span></text:p>
          <text:p text:style-name="P3"><text:span text:style-name="T1">SceneFilePath = </text:span><text:span text:style-name="T1"><text:a xlink:href="file:///C:/Project/Scene/SC01_Shot00.blend" xlink:type="simple">C:/Project/Scene/SC01_Shot00.blend</text:a></text:span></text:p>
          <text:p text:style-name="P3"><text:span text:style-name="T1">Cameras=[Camera(), Camera()]</text:span></text:p>
          <text:p text:style-name="P3"><text:span text:style-name="T1">Exports = Exports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4" draw:text-style-name="P6" draw:layer="layout" svg:width="5.207cm" svg:height="1.143cm" svg:x="2.016cm" svg:y="13.7cm">
          <text:p text:style-name="P1"><text:span text:style-name="T3">Scene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5.494cm" svg:height="3.937cm" svg:x="2.016cm" svg:y="20.304cm">
          <text:p text:style-name="P3"><text:span text:style-name="T1">ShotID=Shot00</text:span></text:p>
          <text:p text:style-name="P3"><text:span text:style-name="T1">FullID=Scene00_Shot00</text:span></text:p>
          <text:p text:style-name="P3"><text:span text:style-name="T1">Version=01</text:span></text:p>
          <text:p text:style-name="P3"><text:span text:style-name="T1">SoftwarePackage = Blender</text:span></text:p>
          <text:p text:style-name="P3"><text:span text:style-name="T1">SceneFilePath = </text:span><text:span text:style-name="T1"><text:a xlink:href="file:///C:/Project/Scene/SC01_Shot00.blend" xlink:type="simple">C:/Project/Scene/SC01_Shot00.blend</text:a></text:span></text:p>
          <text:p text:style-name="P3"><text:span text:style-name="T1">Cameras=[Camera(), Camera()]</text:span></text:p>
          <text:p text:style-name="P3"><text:span text:style-name="T1">Exports = Exports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4" draw:text-style-name="P6" draw:layer="layout" svg:width="5.207cm" svg:height="1.143cm" svg:x="2.016cm" svg:y="19.161cm">
          <text:p text:style-name="P1"><text:span text:style-name="T3">Sho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747cm" svg:height="1.016cm" svg:x="1.254cm" svg:y="1.381cm">
          <text:p text:style-name="P1">Scene &amp; Shot Clas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Default">
        <draw:custom-shape draw:style-name="gr15" draw:text-style-name="P4" draw:layer="layout" svg:width="18.955cm" svg:height="3.048cm" svg:x="1.254cm" svg:y="4.937cm">
          <text:p text:style-name="P3"><text:span text:style-name="T1">CameraName = “Camera.Tight”</text:span></text:p>
          <text:p text:style-name="P3"><text:span text:style-name="T1">Resolution = [1920, 1080]</text:span></text:p>
          <text:p text:style-name="P3"><text:span text:style-name="T1">CameraKeyframes = [CameraKeyframe(), CameraKeyframe()]</text:span></text:p>
          <text:p text:style-name="P3"><text:span text:style-name="T1">Cameras=[]</text:span></text:p>
          <text:p text:style-name="P3"><text:span text:style-name="T2">SavedCamerasPaths=[“../Shot_CamName.fbx”,“../Shot_CamName.abc”]</text:span></text:p>
          <text:p text:style-name="P3"><text:span text:style-name="T1">Exports = Exports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4" draw:text-style-name="P6" draw:layer="layout" svg:width="5.207cm" svg:height="1.143cm" svg:x="1.254cm" svg:y="3.794cm">
          <text:p text:style-name="P1"><text:span text:style-name="T3">Camera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5.494cm" svg:height="6.477cm" svg:x="1.127cm" svg:y="9.89cm">
          <text:p text:style-name="P3"><text:span text:style-name="T1">Frame = 0</text:span></text:p>
          <text:p text:style-name="P3"><text:span text:style-name="T1">Interpolation = Linear</text:span></text:p>
          <text:p text:style-name="P3"><text:span text:style-name="T1">Transform = Transform()</text:span></text:p>
          <text:p text:style-name="P3"><text:span text:style-name="T1">PixelAspectRatio=1</text:span></text:p>
          <text:p text:style-name="P3"><text:span text:style-name="T1">Projection= Perspective # {Perspective , Orthographic, Parallel}</text:span></text:p>
          <text:p text:style-name="P3"><text:span text:style-name="T1">FocalLength = 50</text:span></text:p>
          <text:p text:style-name="P3"><text:span text:style-name="T1">FilmBack = 35.5</text:span></text:p>
          <text:p text:style-name="P3"><text:span text:style-name="T1">ShutterTime = 0.5</text:span></text:p>
          <text:p text:style-name="P3"><text:span text:style-name="T1">FocusDistance = 10</text:span></text:p>
          <text:p text:style-name="P3"><text:span text:style-name="T1">Fstop = 2.8</text:span></text:p>
          <text:p text:style-name="P3"><text:span text:style-name="T1">Bokeh = radial</text:span></text:p>
          <text:p text:style-name="P3"><text:span text:style-name="T1">BackgroundImage = “”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4" draw:text-style-name="P6" draw:layer="layout" svg:width="5.207cm" svg:height="1.143cm" svg:x="1.127cm" svg:y="8.747cm">
          <text:p text:style-name="P1"><text:span text:style-name="T3">Camera Keyframe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747cm" svg:height="1.016cm" svg:x="1.254cm" svg:y="1.382cm">
          <text:p text:style-name="P1">Camera Clas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Default">
        <draw:custom-shape draw:style-name="gr17" draw:text-style-name="P4" draw:layer="layout" svg:width="15.494cm" svg:height="2.413cm" svg:x="2.143cm" svg:y="5.858cm">
          <text:p text:style-name="P7">Position = [0,0,0]</text:p>
          <text:p text:style-name="P7"><text:span text:style-name="T1">RotationEuler = [0,0,0]</text:span></text:p>
          <text:p text:style-name="P7"><text:span text:style-name="T1">RotationQuaternion = [0,0,0,0]</text:span></text:p>
          <text:p text:style-name="P7"><text:span text:style-name="T1">Scale = [0,0,0]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8" draw:text-style-name="P8" draw:layer="layout" svg:width="5.207cm" svg:height="1.143cm" svg:x="2.143cm" svg:y="4.715cm">
          <text:p text:style-name="P1"><text:span text:style-name="T3">Transform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5.494cm" svg:height="2cm" svg:x="2.143cm" svg:y="10.303cm">
          <text:p text:style-name="P3"><text:span text:style-name="T1">Frame = 0</text:span></text:p>
          <text:p text:style-name="P3"><text:span text:style-name="T1">Interpolation = Linear</text:span></text:p>
          <text:p text:style-name="P3"><text:span text:style-name="T1">Transform = Transform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8" draw:text-style-name="P8" draw:layer="layout" svg:width="5.207cm" svg:height="1.143cm" svg:x="2.143cm" svg:y="9.16cm">
          <text:p text:style-name="P1"><text:span text:style-name="T3">Transform Keyfra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747cm" svg:height="1.016cm" svg:x="1.254cm" svg:y="1.382cm">
          <text:p text:style-name="P1">Transform Clas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Default">
        <draw:custom-shape draw:style-name="gr20" draw:text-style-name="P4" draw:layer="layout" svg:width="15.494cm" svg:height="2.032cm" svg:x="1.381cm" svg:y="5.064cm">
          <text:p text:style-name="P3"><text:span text:style-name="T1">ExportedImages=[]</text:span></text:p>
          <text:p text:style-name="P3"><text:span text:style-name="T1">ExportedVideos=[]</text:span></text:p>
          <text:p text:style-name="P3"><text:span text:style-name="T1">CompedVideos=[]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1" draw:text-style-name="P9" draw:layer="layout" svg:width="5.207cm" svg:height="1.143cm" svg:x="1.411cm" svg:y="3.862cm">
          <text:p text:style-name="P1"><text:span text:style-name="T3">Export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18.669cm" svg:height="3.175cm" svg:x="1.381cm" svg:y="9.128cm">
          <text:p text:style-name="P3"><text:span text:style-name="T1">RenderEngine = {Workbench, Playblast, Eevee, Cycles, Octane, Redshift}</text:span></text:p>
          <text:p text:style-name="P3"><text:span text:style-name="T1">Version = 01</text:span></text:p>
          <text:p text:style-name="P3"><text:span text:style-name="T1">Comped = {True, False}</text:span></text:p>
          <text:p text:style-name="P3"><text:span text:style-name="T1">CompBatPath = “”</text:span></text:p>
          <text:p text:style-name="P3"><text:span text:style-name="T1">SceneFile = “”</text:span></text:p>
          <text:p text:style-name="P3"><text:span text:style-name="T1">Exports = Exports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1" draw:text-style-name="P9" draw:layer="layout" svg:width="5.207cm" svg:height="1.143cm" svg:x="1.411cm" svg:y="7.926cm">
          <text:p text:style-name="P1"><text:span text:style-name="T3">Preview Export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8.669cm" svg:height="3.175cm" svg:x="1.381cm" svg:y="14.013cm">
          <text:p text:style-name="P10"><text:span text:style-name="T2">RenderEngine = {Workbench, Playblast, Eevee, Cycles, Octane, Redshift}</text:span></text:p>
          <text:p text:style-name="P10"><text:span text:style-name="T2">Version = 01</text:span></text:p>
          <text:p text:style-name="P10"><text:span text:style-name="T2">Comped = {True, False}</text:span></text:p>
          <text:p text:style-name="P10"><text:span text:style-name="T2">CompBatPath = “”</text:span></text:p>
          <text:p text:style-name="P10"><text:span text:style-name="T2">SceneFile = “”</text:span></text:p>
          <text:p text:style-name="P10"><text:span text:style-name="T2">Exports = Exports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4" draw:text-style-name="P13" draw:layer="layout" svg:width="5.207cm" svg:height="1.143cm" svg:x="1.411cm" svg:y="12.811cm">
          <text:p text:style-name="P12"><text:span text:style-name="T4">Final Export</text:span>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18.669cm" svg:height="3.175cm" svg:x="1.381cm" svg:y="18.907cm">
          <text:p text:style-name="P10"><text:span text:style-name="T2">ProjectMeta = ProjectMeta()</text:span></text:p>
          <text:p text:style-name="P10"><text:span text:style-name="T2">Version = 0.0.0</text:span></text:p>
          <text:p text:style-name="P10"><text:span text:style-name="T2">Description = “”</text:span></text:p>
          <text:p text:style-name="P10"><text:span text:style-name="T2">DistributionURL = “”</text:span></text:p>
          <text:p text:style-name="P10"><text:span text:style-name="T2">FilesIncluded = []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6" draw:text-style-name="P13" draw:layer="layout" svg:width="5.207cm" svg:height="1.143cm" svg:x="1.411cm" svg:y="17.637cm">
          <text:p text:style-name="P12"><text:span text:style-name="T4">Delive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747cm" svg:height="1.016cm" svg:x="1.254cm" svg:y="1.382cm">
          <text:p text:style-name="P1">Export Clas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8" draw:style-name="dp1" draw:master-page-name="Default">
        <draw:custom-shape draw:style-name="gr27" draw:text-style-name="P4" draw:layer="layout" svg:width="15.494cm" svg:height="2.921cm" svg:x="1.381cm" svg:y="11.6cm">
          <text:p text:style-name="P3"><text:span text:style-name="T1">ProjectName=””</text:span></text:p>
          <text:p text:style-name="P10"><text:span text:style-name="T1">Version=””</text:span></text:p>
          <text:p text:style-name="P10"><text:span text:style-name="T1">INIPath=””</text:span></text:p>
          <text:p text:style-name="P3"><text:span text:style-name="T1"/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8" draw:text-style-name="P9" draw:layer="layout" svg:width="7.082cm" svg:height="1.143cm" svg:x="1.411cm" svg:y="10.398cm">
          <text:p text:style-name="P1"><text:span text:style-name="T3">PostPipelineSettings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7.747cm" svg:height="1.016cm" svg:x="1.254cm" svg:y="1.382cm">
          <text:p text:style-name="P1">Post Pipeline Clas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" draw:layer="layout" svg:width="15.494cm" svg:height="3.751cm" svg:x="1.254cm" svg:y="16.231cm">
          <text:p text:style-name="P3"><text:span text:style-name="T1">PipelinePath=””</text:span></text:p>
          <text:p text:style-name="P10"><text:span text:style-name="T1">AudioFile=””</text:span></text:p>
          <text:p text:style-name="P10"><text:span text:style-name="T1">OutputFolder=””</text:span></text:p>
          <text:p text:style-name="P10"><text:span text:style-name="T1">EditJson=””</text:span></text:p>
          <text:p text:style-name="P10"><text:span text:style-name="T1">EditCSV=””</text:span></text:p>
          <text:p text:style-name="P3"><text:span text:style-name="T1"/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1" draw:text-style-name="P9" draw:layer="layout" svg:width="7.209cm" svg:height="1.143cm" svg:x="1.284cm" svg:y="15.029cm">
          <text:p text:style-name="P1"><text:span text:style-name="T3">PostPipelineDependencies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15.494cm" svg:height="1.973cm" svg:x="1.508cm" svg:y="7.155cm">
          <text:p text:style-name="P3"><text:span text:style-name="T1">Settings = PostPipelineSettings()</text:span></text:p>
          <text:p text:style-name="P3"><text:span text:style-name="T2">Dependencies = </text:span><text:span text:style-name="T1">PostPipelineDependencies()</text:span></text:p>
          <text:p text:style-name="P3"><text:span text:style-name="T1">Project = ProjectMeta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8" draw:text-style-name="P9" draw:layer="layout" svg:width="7.082cm" svg:height="1.143cm" svg:x="1.538cm" svg:y="5.953cm">
          <text:p text:style-name="P1"><text:span text:style-name="T3">PostPipelin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7T00:02:26.674000000</meta:creation-date>
    <dc:date>2021-03-17T01:36:05.299000000</dc:date>
    <meta:editing-duration>PT49M</meta:editing-duration>
    <meta:editing-cycles>8</meta:editing-cycles>
    <meta:generator>LibreOffice/6.0.4.2$Windows_X86_64 LibreOffice_project/9b0d9b32d5dcda91d2f1a96dc04c645c450872bf</meta:generator>
    <meta:document-statistic meta:object-count="46"/>
  </office:meta>
</office:document-meta>
</file>